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1f4" officeooo:paragraph-rsid="001de1f4"/>
    </style:style>
    <style:style style:name="P2" style:family="paragraph" style:parent-style-name="Standard">
      <style:text-properties officeooo:rsid="00219cfb" officeooo:paragraph-rsid="00219cfb"/>
    </style:style>
    <style:style style:name="P3" style:family="paragraph" style:parent-style-name="Standard">
      <style:text-properties officeooo:rsid="0022f23b" officeooo:paragraph-rsid="0022f23b"/>
    </style:style>
    <style:style style:name="P4" style:family="paragraph" style:parent-style-name="Standard">
      <style:text-properties officeooo:rsid="00239e33" officeooo:paragraph-rsid="00239e33"/>
    </style:style>
    <style:style style:name="P5" style:family="paragraph" style:parent-style-name="Standard">
      <style:text-properties officeooo:rsid="00245cc2" officeooo:paragraph-rsid="00245cc2"/>
    </style:style>
    <style:style style:name="P6" style:family="paragraph" style:parent-style-name="Standard" style:list-style-name="L1">
      <style:text-properties officeooo:rsid="0019d5a7" officeooo:paragraph-rsid="0019d5a7"/>
    </style:style>
    <style:style style:name="P7" style:family="paragraph" style:parent-style-name="Standard" style:list-style-name="L1">
      <style:text-properties officeooo:rsid="0019d5a7" officeooo:paragraph-rsid="001e0b50"/>
    </style:style>
    <style:style style:name="P8" style:family="paragraph" style:parent-style-name="Standard" style:list-style-name="L1">
      <style:text-properties officeooo:rsid="0019d5a7" officeooo:paragraph-rsid="001cde4c"/>
    </style:style>
    <style:style style:name="P9" style:family="paragraph" style:parent-style-name="Standard" style:list-style-name="L1">
      <style:text-properties fo:font-style="italic" officeooo:rsid="0019d5a7" officeooo:paragraph-rsid="0019d5a7" style:font-style-asian="italic" style:font-style-complex="italic"/>
    </style:style>
    <style:style style:name="P10" style:family="paragraph" style:parent-style-name="Standard" style:list-style-name="L1">
      <style:text-properties officeooo:rsid="001de1f4" officeooo:paragraph-rsid="001de1f4"/>
    </style:style>
    <style:style style:name="P11" style:family="paragraph" style:parent-style-name="Standard">
      <style:text-properties officeooo:rsid="00219cfb" officeooo:paragraph-rsid="00219cfb"/>
    </style:style>
    <style:style style:name="P12" style:family="paragraph" style:parent-style-name="Standard">
      <style:text-properties officeooo:rsid="00280384" officeooo:paragraph-rsid="00280384"/>
    </style:style>
    <style:style style:name="P13" style:family="paragraph" style:parent-style-name="Standard">
      <style:text-properties officeooo:rsid="00245cc2" officeooo:paragraph-rsid="00245cc2"/>
    </style:style>
    <style:style style:name="P14" style:family="paragraph" style:parent-style-name="Standard">
      <style:text-properties officeooo:rsid="00252800" officeooo:paragraph-rsid="00252800"/>
    </style:style>
    <style:style style:name="P15" style:family="paragraph" style:parent-style-name="Standard">
      <style:text-properties fo:font-weight="bold" officeooo:rsid="0029ae07" officeooo:paragraph-rsid="0029ae07" style:font-weight-asian="bold" style:font-weight-complex="bold"/>
    </style:style>
    <style:style style:name="P16" style:family="paragraph" style:parent-style-name="Preformatted_20_Text">
      <style:text-properties fo:font-style="italic" officeooo:rsid="00219cfb" officeooo:paragraph-rsid="00219cfb" style:font-style-asian="italic" style:font-style-complex="italic"/>
    </style:style>
    <style:style style:name="P17" style:family="paragraph" style:parent-style-name="Preformatted_20_Text">
      <style:text-properties fo:font-style="italic" officeooo:rsid="0022f23b" officeooo:paragraph-rsid="0022f23b" style:font-style-asian="italic" style:font-style-complex="italic"/>
    </style:style>
    <style:style style:name="P18" style:family="paragraph" style:parent-style-name="Preformatted_20_Text">
      <style:text-properties officeooo:rsid="0022f23b" officeooo:paragraph-rsid="0022f23b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2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officeooo:rsid="001cde4c"/>
    </style:style>
    <style:style style:name="T2" style:family="text">
      <style:text-properties officeooo:rsid="001d5117"/>
    </style:style>
    <style:style style:name="T3" style:family="text">
      <style:text-properties officeooo:rsid="001d5294"/>
    </style:style>
    <style:style style:name="T4" style:family="text">
      <style:text-properties officeooo:rsid="001e0b50"/>
    </style:style>
    <style:style style:name="T5" style:family="text">
      <style:text-properties officeooo:rsid="001f519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5117" style:font-weight-asian="bold" style:font-weight-complex="bold"/>
    </style:style>
    <style:style style:name="T8" style:family="text">
      <style:text-properties fo:font-weight="bold" officeooo:rsid="002028c2" style:font-weight-asian="bold" style:font-weight-complex="bold"/>
    </style:style>
    <style:style style:name="T9" style:family="text">
      <style:text-properties fo:color="#808000"/>
    </style:style>
    <style:style style:name="T10" style:family="text">
      <style:text-properties fo:color="#c0c0c0"/>
    </style:style>
    <style:style style:name="T11" style:family="text">
      <style:text-properties fo:color="#c0c0c0" fo:font-style="italic" style:font-style-asian="italic" style:font-style-complex="italic"/>
    </style:style>
    <style:style style:name="T12" style:family="text">
      <style:text-properties fo:color="#800080"/>
    </style:style>
    <style:style style:name="T13" style:family="text">
      <style:text-properties fo:color="#800080" fo:font-style="italic" style:font-style-asian="italic" style:font-style-complex="italic"/>
    </style:style>
    <style:style style:name="T14" style:family="text">
      <style:text-properties fo:color="#000000"/>
    </style:style>
    <style:style style:name="T1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96307385527343678" text:style-name="L1">
        <text:list-item>
          <text:p text:style-name="P6">Dans <text:span text:style-name="T5">l</text:span>’ « inspector » <text:span text:style-name="T3">(menu de droite dans iscore)</text:span>, on a besoin d’ajouter :</text:p>
          <text:list>
            <text:list-item>
              <text:p text:style-name="P6">choisir la sorte/<text:span text:style-name="T4">catégorie</text:span> d’interaction</text:p>
            </text:list-item>
            <text:list-item>
              <text:p text:style-name="P7"><text:span text:style-name="T5">ch</text:span>oisir <text:span text:style-name="T4">les </text:span>grandeurs/variables à lier à l’interaction (à modifier par l’interaction)</text:p>
            </text:list-item>
            <text:list-item>
              <text:p text:style-name="P8"><text:span text:style-name="T4">durée de l’interaction</text:span> <text:span text:style-name="T1">(et modifier l’affichage en <text:s/>fonction [voir process interpolation → « duration »])</text:span></text:p>
            </text:list-item>
            <text:list-item>
              <text:p text:style-name="P6"><text:span text:style-name="T2">choisir le dispositif mobile devant exécuter l’interaction (donc : </text:span><text:span text:style-name="T7">choisir quelque part le nb de dispositifs mobiles</text:span><text:span text:style-name="T8">)</text:span></text:p>
            </text:list-item>
            <text:list-item>
              <text:p text:style-name="P6">… </text:p>
            </text:list-item>
          </text:list>
          <text:p text:style-name="P6"/>
          <text:p text:style-name="P6"/>
        </text:list-item>
        <text:list-item>
          <text:p text:style-name="P6">Sont déjà affichés (lorsqu’on crée un process « tutorial »), et sont à conserver :</text:p>
          <text:list>
            <text:list-item>
              <text:p text:style-name="P9">Name</text:p>
            </text:list-item>
            <text:list-item>
              <text:p text:style-name="P9">... ? </text:p>
            </text:list-item>
          </text:list>
          <text:p text:style-name="P10"/>
          <text:p text:style-name="P10"/>
        </text:list-item>
        <text:list-item>
          <text:p text:style-name="P10">Qu’est-ce que rack ? Peut-être cacher temporairement l’affichage dans la boîte. </text:p>
        </text:list-item>
      </text:list>
      <text:p text:style-name="P1"/>
      <text:p text:style-name="P1"/>
      <text:p text:style-name="P2">QcomboBox::addItem : dans qcombobox.h → 2 ou 3 arguments </text:p>
      <text:p text:style-name="P16"><text:span text:style-name="T9"/></text:p>
      <text:p text:style-name="P16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5">addItem</text:span><text:span text:style-name="T14">(</text:span><text:span text:style-name="T9">const</text:span><text:span text:style-name="T10"> </text:span><text:span text:style-name="T12">QString</text:span><text:span text:style-name="T10"> </text:span><text:span text:style-name="T14">&amp;atext,</text:span><text:span text:style-name="T10"> 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9"><text:span text:style-name="T14">{</text:span><text:span text:style-name="T10"> </text:span><text:span text:style-name="T14">insertItem(count(),</text:span><text:span text:style-name="T10"> </text:span><text:span text:style-name="T14">atext,</text:span><text:span text:style-name="T10"> </text:span><text:span text:style-name="T14">auserData);</text:span><text:span text:style-name="T10"> </text:span><text:span text:style-name="T14">}</text:span></text:p>
      <text:p text:style-name="P19"><text:span text:style-name="T14"/></text:p>
      <text:p text:style-name="P19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5">addItem</text:span><text:span text:style-name="T14">(</text:span><text:span text:style-name="T9">const</text:span><text:span text:style-name="T10"> </text:span><text:span text:style-name="T12">QIcon</text:span><text:span text:style-name="T10"> </text:span><text:span text:style-name="T14">&amp;aicon,</text:span><text:span text:style-name="T10"> </text:span><text:span text:style-name="T9">const</text:span><text:span text:style-name="T10"> </text:span><text:span text:style-name="T12">QString</text:span><text:span text:style-name="T10"> </text:span><text:span text:style-name="T14">&amp;atext,</text:span></text:p>
      <text:p text:style-name="P19"><text:span text:style-name="T10"><text:s text:c="31"/>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9"><text:span text:style-name="T14">{</text:span><text:span text:style-name="T10"> </text:span><text:span text:style-name="T14">insertItem(count(),</text:span><text:span text:style-name="T10"> </text:span><text:span text:style-name="T14">aicon,</text:span><text:span text:style-name="T10"> </text:span><text:span text:style-name="T14">atext,</text:span><text:span text:style-name="T10"> </text:span><text:span text:style-name="T14">auserData);</text:span><text:span text:style-name="T10"> </text:span><text:span text:style-name="T14">}</text:span></text:p>
      <text:p text:style-name="P2"/>
      <text:p text:style-name="P2"/>
      <text:p text:style-name="P3">Il existe aussi : insertItem </text:p>
      <text:p text:style-name="P18"><text:span text:style-name="T9"/></text:p>
      <text:p text:style-name="P17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5">insertItem</text:span><text:span text:style-name="T14">(</text:span><text:span text:style-name="T9">int</text:span><text:span text:style-name="T10"> </text:span><text:span text:style-name="T14">aindex,</text:span><text:span text:style-name="T10"> </text:span><text:span text:style-name="T9">const</text:span><text:span text:style-name="T10"> </text:span><text:span text:style-name="T12">QString</text:span><text:span text:style-name="T10"> </text:span><text:span text:style-name="T14">&amp;atext,</text:span></text:p>
      <text:p text:style-name="P19"><text:span text:style-name="T10"><text:s text:c="34"/>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20"><text:span text:style-name="T17">{</text:span><text:span text:style-name="T11"> </text:span><text:span text:style-name="T17">insertItem(aindex,</text:span><text:span text:style-name="T11"> </text:span><text:span text:style-name="T13">QIcon</text:span><text:span text:style-name="T17">(),</text:span><text:span text:style-name="T11"> </text:span><text:span text:style-name="T17">atext,</text:span><text:span text:style-name="T11"> </text:span><text:span text:style-name="T17">auserData);</text:span><text:span text:style-name="T11"> </text:span><text:span text:style-name="T17">}</text:span></text:p>
      <text:p text:style-name="P3"/>
      <text:p text:style-name="P4">Menu déroulant avec les unités : dans iscore-lib-state/State/Widgets/<text:span text:style-name="T6">UnitWidget.cpp</text:span></text:p>
      <text:p text:style-name="P5">Emplacement des structures des unités qui sont dans le menu : OSSIA/ossia/editor/dataspace/<text:span text:style-name="T6">dataspace_bas_fwd.hpp</text:span></text:p>
      <text:p text:style-name="P5"><text:span text:style-name="T6"/></text:p>
      <text:p text:style-name="P12"><text:span text:style-name="T18">Utilisation d’un UnitWidget : iscore-plugin-automation/Automation/Inspector/</text:span><text:span text:style-name="T6">InspectorWidget.cpp</text:span></text:p>
      <text:p text:style-name="P5"/>
      <text:p text:style-name="P14">auto : trouve le type tout seul</text:p>
      <text:p text:style-name="P14"/>
      <text:p text:style-name="P15">NOUVEAU WIDGET CREE : <text:span text:style-name="T18">dans</text:span> iscore-addon-app-interaction/AppInteraction/Process/State/Widgets/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45:10.027813194</meta:creation-date>
    <meta:editing-duration>PT5H4M48S</meta:editing-duration>
    <meta:editing-cycles>16</meta:editing-cycles>
    <meta:generator>LibreOffice/5.1.4.2$Linux_X86_64 LibreOffice_project/10m0$Build-2</meta:generator>
    <dc:date>2017-02-04T21:24:06.882084051</dc:date>
    <meta:document-statistic meta:table-count="0" meta:image-count="0" meta:object-count="0" meta:page-count="1" meta:paragraph-count="29" meta:word-count="204" meta:character-count="1587" meta:non-whitespace-character-count="1350"/>
  </office:meta>
</office:document-meta>
</file>